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4d45e" officeooo:paragraph-rsid="0004d45e"/>
    </style:style>
    <style:style style:name="P2" style:family="paragraph" style:parent-style-name="Standard">
      <style:text-properties officeooo:rsid="00053209" officeooo:paragraph-rsid="00053209"/>
    </style:style>
    <style:style style:name="P3" style:family="paragraph" style:parent-style-name="Standard">
      <style:text-properties officeooo:rsid="0005d0f8" officeooo:paragraph-rsid="0005d0f8"/>
    </style:style>
    <style:style style:name="P4" style:family="paragraph" style:parent-style-name="Standard">
      <style:text-properties officeooo:rsid="0007c290" officeooo:paragraph-rsid="0007c290"/>
    </style:style>
    <style:style style:name="P5" style:family="paragraph" style:parent-style-name="Heading_20_1">
      <style:paragraph-properties fo:text-align="center" style:justify-single-word="false"/>
      <style:text-properties officeooo:paragraph-rsid="0008dc22"/>
    </style:style>
    <style:style style:name="P6" style:family="paragraph" style:parent-style-name="Standard">
      <style:text-properties fo:color="#000000" loext:opacity="100%" style:font-name="Liberation Serif" officeooo:rsid="0005d0f8" officeooo:paragraph-rsid="0005d0f8" fo:background-color="transparent"/>
    </style:style>
    <style:style style:name="P7" style:family="paragraph" style:parent-style-name="Standard">
      <style:text-properties officeooo:rsid="0005d0f8" officeooo:paragraph-rsid="0005d0f8"/>
    </style:style>
    <style:style style:name="P8" style:family="paragraph" style:parent-style-name="Standard">
      <style:text-properties officeooo:rsid="0005d0f8" officeooo:paragraph-rsid="000cd1d9"/>
    </style:style>
    <style:style style:name="P9" style:family="paragraph" style:parent-style-name="Standard">
      <style:text-properties officeooo:rsid="0009be56" officeooo:paragraph-rsid="0009be56"/>
    </style:style>
    <style:style style:name="P10" style:family="paragraph" style:parent-style-name="Standard">
      <style:text-properties officeooo:rsid="00053209" officeooo:paragraph-rsid="000cd1d9"/>
    </style:style>
    <style:style style:name="P11" style:family="paragraph" style:parent-style-name="Standard">
      <style:text-properties officeooo:rsid="0014cb5d" officeooo:paragraph-rsid="000db100"/>
    </style:style>
    <style:style style:name="P12" style:family="paragraph" style:parent-style-name="Standard">
      <style:text-properties officeooo:rsid="000db100" officeooo:paragraph-rsid="000db100"/>
    </style:style>
    <style:style style:name="P13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53209"/>
    </style:style>
    <style:style style:name="T2" style:family="text">
      <style:text-properties fo:color="#000000" loext:opacity="100%" style:font-name="sans-serif" fo:background-color="transparent" loext:char-shading-value="0"/>
    </style:style>
    <style:style style:name="T3" style:family="text">
      <style:text-properties officeooo:rsid="0008dc22"/>
    </style:style>
    <style:style style:name="T4" style:family="text">
      <style:text-properties officeooo:rsid="000a0643"/>
    </style:style>
    <style:style style:name="T5" style:family="text">
      <style:text-properties officeooo:rsid="000ba9e4"/>
    </style:style>
    <style:style style:name="T6" style:family="text">
      <style:text-properties officeooo:rsid="000cd1d9"/>
    </style:style>
    <style:style style:name="T7" style:family="text">
      <style:text-properties officeooo:rsid="000db100"/>
    </style:style>
    <style:style style:name="T8" style:family="text">
      <style:text-properties officeooo:rsid="000e8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pain, <text:span text:style-name="T1">here I come. </text:span></text:h>
      <text:h text:style-name="P5" text:outline-level="1"><text:span text:style-name="T3">T</text:span><text:span text:style-name="T2">he cage door is open at last.</text:span></text:h>
      <text:p text:style-name="P13"/>
      <text:p text:style-name="P1"/>
      <text:p text:style-name="P8"><text:span text:style-name="T6">August </text:span>200<text:span text:style-name="T6">4</text:span></text:p>
      <text:p text:style-name="P10"/>
      <text:p text:style-name="P10">Throughout his life Eduard was not very talkative outside of the family. </text:p>
      <text:p text:style-name="P2">Within the family he wasn’t a chatter box either, however he loved both children and we (he and I) talk about pretty much everything, as well. <text:span text:style-name="T5">And at times – yes, he absolutely was a chatterbox. And this were memorable moments, as well. </text:span></text:p>
      <text:p text:style-name="P2">Both children were off the breast for quite some time now and the question “What’s next” resurfaced again. </text:p>
      <text:p text:style-name="P2"/>
      <text:p text:style-name="P8"><text:span text:style-name="T7">Point of entry - </text:span>Madrid <text:span text:style-name="T7">(was pretty boring)</text:span></text:p>
      <text:p text:style-name="P3"/>
      <text:p text:style-name="P4">Funnily enough exactly in Spain and not in India I was initially introduced to yoga and breath work techniques. <text:span text:style-name="T8">(even though she was to India, first)</text:span></text:p>
      <text:p text:style-name="P3"/>
      <text:p text:style-name="P6">Yoga &amp; Breathwork Introduction: Early 2000s Spain (especially Andalusia—think Sierra Nevada foothills, olive groves, white villages) had a growing alternative scene: small retreats in fincas, influenced by Ibiza's hippie legacy and incoming Europeans. Pranayama, Hatha yoga, early breath workshops were there—perfect seed for her later ice-breath control.</text:p>
      <text:p text:style-name="P3"/>
      <text:p text:style-name="P9">It’s a luxury only a few can afford themselves nowadays to get lost in the hill of Andalusia without any plans or agenda. </text:p>
      <text:p text:style-name="P9">And this is exactly where I see them – doing yoga in the morning rose-pink light. <text:span text:style-name="T4">And something in mir says – yes, it is them, this is exactly where I supposed to be. </text:span><text:s/></text:p>
      <text:p text:style-name="P9"/>
      <text:p text:style-name="P11">Introduction into yoga and breathwork</text:p>
      <text:p text:style-name="P11"/>
      <text:p text:style-name="P12">Spanish language acquisition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5:37.033804515</meta:creation-date>
    <dc:date>2025-12-13T12:27:39.055096502</dc:date>
    <meta:editing-duration>PT18M50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231" meta:character-count="1381" meta:non-whitespace-character-count="1154"/>
  </office:meta>
</office:document-meta>
</file>